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Heading_20_4">
      <style:paragraph-properties fo:margin-left="0in" fo:margin-right="0in" fo:margin-top="0in" fo:margin-bottom="0.1043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000000" style:font-name="Helvetica Neue" fo:font-size="13.5pt" fo:letter-spacing="normal" fo:font-style="normal" fo:font-weight="bold"/>
    </style:style>
    <style:style style:name="P4" style:family="paragraph" style:parent-style-name="Heading_20_3">
      <style:paragraph-properties fo:margin-left="0in" fo:margin-right="0in" fo:margin-top="0in" fo:margin-bottom="0.1043in" loext:contextual-spacing="false" style:line-height-at-least="0.3126in" fo:orphans="2" fo:widows="2" fo:text-indent="0in" style:auto-text-indent="false" fo:padding="0in" fo:border="none"/>
      <style:text-properties fo:font-variant="normal" fo:text-transform="none" fo:color="#000000" style:font-name="Helvetica Neue" fo:letter-spacing="normal" fo:font-style="normal" fo:font-weight="bold"/>
    </style:style>
    <style:style style:name="P5" style:family="paragraph" style:parent-style-name="Heading_20_3">
      <style:text-properties fo:font-variant="normal" fo:text-transform="none" fo:color="#000000" style:font-name="Helvetica Neue" fo:letter-spacing="normal" fo:font-style="normal" fo:font-weight="bold"/>
    </style:style>
    <style:style style:name="P6" style:family="paragraph" style:parent-style-name="Heading_20_3">
      <style:paragraph-properties fo:margin-left="0in" fo:margin-right="0in" fo:margin-top="0in" fo:margin-bottom="0.1043in" loext:contextual-spacing="false" style:line-height-at-least="0.3126in" fo:orphans="2" fo:widows="2" fo:text-indent="0in" style:auto-text-indent="false" fo:padding="0in" fo:border="none"/>
      <style:text-properties fo:font-variant="normal" fo:text-transform="none" fo:color="#000000" style:font-name="Helvetica Neue" fo:letter-spacing="normal" fo:font-style="normal" fo:font-weight="bold"/>
    </style:style>
    <style:style style:name="P7" style:family="paragraph" style:parent-style-name="Heading_20_4">
      <style:paragraph-properties fo:margin-left="0in" fo:margin-right="0in" fo:margin-top="0in" fo:margin-bottom="0.1043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000000" style:font-name="Helvetica Neue" fo:font-size="13.5pt" fo:letter-spacing="normal" fo:font-style="normal" fo:font-weight="bold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404040" style:font-name="Helvetica Neue" fo:font-size="9.75pt" fo:letter-spacing="normal" fo:font-style="normal" fo:font-weight="normal"/>
    </style:style>
    <style:style style:name="T2" style:family="text">
      <style:text-properties fo:font-variant="normal" fo:text-transform="none" fo:color="#404040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404040" fo:letter-spacing="normal"/>
    </style:style>
    <style:style style:name="T4" style:family="text">
      <style:text-properties fo:color="#404040" style:font-name="Helvetica Neue" fo:font-size="9.75pt" fo:letter-spacing="normal" fo:font-style="italic" fo:font-weight="normal"/>
    </style:style>
    <style:style style:name="T5" style:family="text">
      <style:text-properties fo:color="#404040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P&amp;P Storytelling system</text:h>
      <text:p text:style-name="P1"><text:line-break/><text:span text:style-name="T1">(Pen and Paper)</text:span><text:line-break/><text:line-break/><text:span text:style-name="T1">This is a simplified Dungeons and dragons style game.</text:span><text:line-break/><text:span text:style-name="T1">This game is not meant to replace Dungeons and Dragons when playing a long campaign and want the depth of characters in Dungeons and dragons but it is a way to quickly and easily create characters for playing with friends and family that are not very knowledgeable about Pen and paper games.</text:span><text:line-break/><text:span text:style-name="T1">This system is class and race agnostic. it is minimal on rules, allowing for DMs to add anything they want to it.</text:span></text:p>
      <text:p text:style-name="Horizontal_20_Line"/>
      <text:h text:style-name="P3" text:outline-level="4">basic explanations</text:h>
      <text:p text:style-name="P2"><text:span text:style-name="Strong_20_Emphasis"><text:span text:style-name="T2">The following are attributes that can be modified each level up:</text:span></text:span><text:line-break/><text:span text:style-name="Strong_20_Emphasis"><text:span text:style-name="T2">physical </text:span></text:span><text:span text:style-name="T1">- provides this modifier to the dice roll when attacking with weapons</text:span><text:line-break/><text:span text:style-name="Strong_20_Emphasis"><text:span text:style-name="T2">quick </text:span></text:span><text:span text:style-name="T1">- provides this modifier to dice roll when defending </text:span><text:line-break/><text:span text:style-name="Strong_20_Emphasis"><text:span text:style-name="T2">charisma </text:span></text:span><text:span text:style-name="T1">- provides this modifier to dice roll when using deception.</text:span><text:line-break/><text:span text:style-name="Strong_20_Emphasis"><text:span text:style-name="T2">intelligence </text:span></text:span><text:span text:style-name="T1">- provides this modifier to dice roll when trying to learn something or to detect a lie </text:span><text:line-break/><text:span text:style-name="Strong_20_Emphasis"><text:span text:style-name="T2">knowledge </text:span></text:span><text:span text:style-name="T1">- provides this modifier to dice roll when trying to learn something </text:span><text:line-break/><text:span text:style-name="Strong_20_Emphasis"><text:span text:style-name="T2">HP</text:span></text:span><text:span text:style-name="T3"> </text:span><text:span text:style-name="T1">- your health, every attack does 1 damage to you</text:span><text:line-break/><text:span text:style-name="Strong_20_Emphasis"><text:span text:style-name="T2">heal</text:span></text:span><text:span text:style-name="T3"> </text:span><text:span text:style-name="T1">- modifier to healing others and yourself</text:span><text:line-break/><text:span text:style-name="Strong_20_Emphasis"><text:span text:style-name="T2">spellpower </text:span></text:span><text:span text:style-name="T1">- modifier to damaging spells hit roll + modifier to healing.</text:span><text:line-break/><text:line-break/><text:span text:style-name="T1">Some other explanations about attributes:</text:span><text:line-break/><text:line-break/><text:span text:style-name="Strong_20_Emphasis"><text:span text:style-name="T2">healing </text:span></text:span><text:span text:style-name="T1">and </text:span><text:span text:style-name="Strong_20_Emphasis"><text:span text:style-name="T2">spell casting</text:span></text:span><text:span text:style-name="T3"> </text:span><text:span text:style-name="T1">is only available if you have at least 1 point to the relevant ability.</text:span><text:line-break/><text:line-break/><text:span text:style-name="T1">Attack range</text:span><text:line-break/><text:span text:style-name="T1">Range of all physical attacks is 5 feet</text:span><text:line-break/><text:span text:style-name="T1">Range of all melee weapon attacks is 10 feet</text:span><text:line-break/><text:span text:style-name="T1">Range of all ranged weapon attacks is 120 feet</text:span><text:line-break/><text:span text:style-name="T1">Range of all spells is 60 feet</text:span><text:line-break/><text:span text:style-name="T1">range of all healing is 15 feet</text:span><text:line-break/><text:line-break/><text:span text:style-name="Strong_20_Emphasis"><text:span text:style-name="T2">Weapon</text:span></text:span><text:span text:style-name="T3"> </text:span><text:span text:style-name="T1">attribute is a modifier to attack in case you have a weapon, the modifier depends on the weapon and whether it's magical or not</text:span><text:line-break/><text:line-break/><text:span text:style-name="Strong_20_Emphasis"><text:span text:style-name="T2">shield </text:span></text:span><text:span text:style-name="T1">- is a modifier to defend in case you have a shield, the modifier depends on the weapon and whether it's magical or not. (does stack with quick)</text:span><text:line-break/><text:line-break/><text:span text:style-name="Strong_20_Emphasis"><text:span text:style-name="T2">armor - </text:span></text:span><text:span text:style-name="T1">is a modifier to defend in case you have an armor, armor modifier does not stack with quick, if armor is worn ONLY armor modifier is applied</text:span><text:line-break/><text:line-break/><text:span text:style-name="Strong_20_Emphasis"><text:span text:style-name="T2">Ranged weapons</text:span></text:span><text:span text:style-name="T3"> </text:span><text:span text:style-name="T1">add half of quick modifier to attacks</text:span><text:line-break/><text:line-break/><text:soft-page-break/><text:span text:style-name="Strong_20_Emphasis"><text:span text:style-name="T2">Active_spells</text:span></text:span><text:span text:style-name="T3"> </text:span><text:span text:style-name="T1">- How many spells are currently active concurrently (for each spell being active your current knowledge and spellpower are reduced by the amount equal to the active spells).</text:span></text:p>
      <text:p text:style-name="Horizontal_20_Line"/>
      <text:p text:style-name="Text_20_body"/>
      <text:h text:style-name="P4" text:outline-level="3">Levelling</text:h>
      <text:p text:style-name="P2"><text:line-break/><text:span text:style-name="T1">levelling is not a long process in this D&amp;D, you do something special or you fought some monster or you just hit some milestone the DM might let you just level</text:span><text:line-break/><text:line-break/><text:span text:style-name="T1">the base HP of any level 1 character is 5</text:span><text:line-break/><text:line-break/><text:span text:style-name="T1">at level 1 you start with 5 points to give yourself to any of the attributes that can be modified at level up.</text:span><text:line-break/><text:line-break/><text:span text:style-name="T1">each level above level 1 gets 1 point to spend on the attributes</text:span></text:p>
      <text:p text:style-name="Horizontal_20_Line"/>
      <text:p text:style-name="Text_20_body"/>
      <text:h text:style-name="P4" text:outline-level="3">Combat</text:h>
      <text:p text:style-name="P2"><text:line-break/><text:span text:style-name="T1">In combat a few mechanics are put into place, instead of your usual Armor class that comes into play. </text:span><text:line-break/><text:span text:style-name="T1">first the player or monster rolls an attack/ spell attack roll, then the defending creature rolls a defend roll, if attack score is higher than defend score then that attack hits and does 1 damage to the creature.</text:span><text:line-break/><text:line-break/><text:span text:style-name="T1">Any spells cast as AOE apply only 1/2 spellpower to damage rolls.</text:span><text:line-break/><text:line-break/><text:span text:style-name="T1">Using cover against ranged attacks gives you</text:span><text:line-break/><text:span text:style-name="T1">partial cover - +1/2 intelligence to defend</text:span><text:line-break/><text:span text:style-name="T1">full cover - +intelligence to defend</text:span><text:line-break/><text:line-break/><text:span text:style-name="T1">Logic should also be implemented if the cover is large enough to completely protect the target then no attack can hit.</text:span><text:line-break/><text:span text:style-name="T1">The bonus to full cover applies if the cover isn't 100% protecting. (for example hiding behind a tree branch might still get you hit by arrows sinking through the branch.)</text:span></text:p>
      <text:p text:style-name="Horizontal_20_Line"/>
      <text:p text:style-name="Text_20_body"/>
      <text:h text:style-name="P4" text:outline-level="3">Spellcasting &amp; Healing</text:h>
      <text:p text:style-name="P2"><text:span text:style-name="Strong_20_Emphasis"><text:span text:style-name="T2">Introduction:</text:span></text:span><text:line-break/><text:span text:style-name="T1">Unlike in other D&amp;D games, in this game all characters can learn to cast spells or heal others.</text:span><text:line-break/><text:span text:style-name="T1">In order to heal others you need at least 1 in heal attribute same goes for spell casting, you need at least 1 in spellpower</text:span><text:line-break/><text:span text:style-name="T1">healing ability can be performed from 15 feet away from the target.</text:span><text:line-break/><text:soft-page-break/><text:line-break/><text:span text:style-name="T1">Spell casting is not limited to offensive spells.</text:span><text:line-break/><text:span text:style-name="T1">(options for types of magic: enchanting, summoning, necromancy, conjuration)</text:span><text:line-break/><text:line-break/><text:span text:style-name="Strong_20_Emphasis"><text:span text:style-name="T2">Duration</text:span></text:span><text:line-break/><text:span text:style-name="T1">spells can last up to intelligence score.</text:span><text:line-break/><text:span text:style-name="T1">(so a character with 2 intelligence could either cast invisibility on a character for 2 rounds or 2 spells that last 1 round)</text:span><text:line-break/><text:span text:style-name="T1">for every HP given to a conjured thing it counts as another spell active (all spells last as long as the spellcaster is concious / alive)</text:span><text:line-break/><text:line-break/><text:span text:style-name="Strong_20_Emphasis"><text:span text:style-name="T2">Spell costs</text:span></text:span><text:line-break/><text:span text:style-name="T1">for each spell active your knowledge and spellpower are reduced by 1 until that spell fades.you need at least 1 remaining unused spellpower to cast spells.</text:span><text:line-break/><text:span text:style-name="T1">You need at least 1 spellpower left in order to cast more spells.</text:span><text:line-break/><text:line-break/><text:span text:style-name="T1">permanent </text:span><text:span text:style-name="Strong_20_Emphasis"><text:span text:style-name="T2">conjurations </text:span></text:span><text:span text:style-name="T1">/ </text:span><text:span text:style-name="Strong_20_Emphasis"><text:span text:style-name="T2">summons / necromancy</text:span></text:span><text:span text:style-name="T3"> </text:span><text:span text:style-name="T1">take the spellpower until destroyed completely, For every creature / object summoned / conjured it takes a spell slot.</text:span><text:line-break/><text:line-break/><text:span text:style-name="T1">permanent </text:span><text:span text:style-name="Strong_20_Emphasis"><text:span text:style-name="T2">enchantments</text:span></text:span><text:span text:style-name="T3"> </text:span><text:span text:style-name="T1">on items require the item to be broken for spellpower to be freed. for every +1 to any attribute it takes another active spell slot.</text:span><text:line-break/><text:span text:style-name="Strong_20_Emphasis"><text:span text:style-name="T2"><text:line-break/>Illusions</text:span></text:span><text:span text:style-name="T3"> </text:span><text:span text:style-name="T1">can only be maintained as long as the caster maintains focus on it, meaning sleeping would destroy the illusion. For every illusion object / creature it takes another active spell slot.</text:span><text:line-break/><text:span text:style-name="T1">An illusion would give the bonus to charisma equal to the knowledge minus active spells</text:span><text:line-break/><text:span text:style-name="T1">Illusion spells can be detected if an insight check is successfull against a attack-spell roll.</text:span><text:line-break/><text:span text:style-name="T1">All illusions have no physical body to speak of and thus any touch or attacks on it, will pass through it and reveal the nature of the spell.</text:span><text:line-break/><text:line-break/><text:span text:style-name="Strong_20_Emphasis"><text:span text:style-name="T2">Offensive </text:span></text:span><text:span text:style-name="T1">spells can be shaped in the following ways: single target, cone shaped (30 feet wide at end and 30 feet long), Spherical (up to 60 feet wide sphere)</text:span><text:line-break/><text:span text:style-name="T1">Cone and spherical do AOE damage and not spell damage.</text:span></text:p>
      <text:p text:style-name="Horizontal_20_Line"/>
      <text:p text:style-name="Text_20_body"/>
      <text:h text:style-name="P4" text:outline-level="3">Ressurection</text:h>
      <text:p text:style-name="P2"><text:span text:style-name="T1">there might come a time in which a character might die, or an important NPC might die and need to be ressurected.</text:span><text:line-break/><text:span text:style-name="T1">the character ressurecting must have at least 2 heal to do the ritual</text:span><text:line-break/><text:span text:style-name="T1">the party that is ressurecting a character would need to sacrifice 5 HP </text:span><text:span text:style-name="Strong_20_Emphasis"><text:span text:style-name="T2">permanently</text:span></text:span><text:span text:style-name="T3"> </text:span><text:span text:style-name="T1">in order to ressurect. (it can be donated only from willing members, the amount can be anything from 1-5 until a total of 5 HP have been donated)</text:span><text:line-break/><text:line-break/><text:span text:style-name="T1">Ressurection of any character is only possible if it has died less than 1 minute per heal point ago.</text:span></text:p>
      <text:p text:style-name="Horizontal_20_Line"/>
      <text:h text:style-name="P4" text:outline-level="3"><text:soft-page-break/>Abilities</text:h>
      <text:p text:style-name="P2"><text:span text:style-name="T1">ability name - type of ability - affected by this characteristic</text:span><text:line-break/><text:span text:style-name="T1">Attack - A melee attack - physical</text:span><text:line-break/><text:span text:style-name="T1">Defend - block or dodge - quick, armor</text:span><text:line-break/><text:span text:style-name="T1">deceive persuade - charisma</text:span><text:line-break/><text:span text:style-name="T1">perceive stealth - looking / hearing / hiding - intelligence</text:span><text:line-break/><text:span text:style-name="T1">memory - recalling, learning knowledge about - wisdom</text:span><text:line-break/><text:span text:style-name="T1">Attack spell - A spell attack - spellpower</text:span><text:line-break/><text:span text:style-name="T1">heal - Healing - heal, spellpower</text:span><text:line-break/><text:span text:style-name="T1">ranged attack - a ranged attack - quick</text:span><text:line-break/><text:span text:style-name="T1">damage - damage of spells or non spells - physical, spellpower</text:span><text:line-break/><text:span text:style-name="T1">Insight: intelligence</text:span><text:line-break/><text:line-break/><text:span text:style-name="T1">Notice that memory, attack spell, heal and damage for spells is affected by how many active spells you have</text:span></text:p>
      <text:p text:style-name="Horizontal_20_Line"/>
      <text:h text:style-name="P4" text:outline-level="3">Mechanics</text:h>
      <text:p text:style-name="P1"><text:line-break/><text:span text:style-name="T1">the following section deals with how rolls are made for each of the following abilities:</text:span><text:line-break/><text:line-break/><text:span text:style-name="T1">Attack</text:span><text:line-break/><text:span text:style-name="T1">1d20+physical+weapon</text:span><text:line-break/><text:span text:style-name="T1">roll20: </text:span><text:span text:style-name="Emphasis"><text:span text:style-name="T4">Attacks: [[1d20+@{physical}+@{Weapon}]]</text:span></text:span><text:line-break/><text:line-break/><text:span text:style-name="T1">Defend</text:span><text:line-break/><text:span text:style-name="T1">unarmored 1d20+quick+shield</text:span><text:line-break/><text:span text:style-name="T1">armored 1/2 quick + 1d20+shield+armor</text:span><text:line-break/><text:span text:style-name="T1">roll20: </text:span><text:span text:style-name="Emphasis"><text:span text:style-name="T4">defends<text:line-break/>unarmored [[1d20+@{quick}+@{shield}]] <text:line-break/>armored: [[@{quick}/2+1d20+@{shield}]+@{armor}]]</text:span></text:span><text:line-break/><text:line-break/><text:span text:style-name="T1">Deceive-persuade</text:span><text:line-break/><text:span text:style-name="T1">1d20+charisma</text:span><text:line-break/><text:span text:style-name="T1">roll20: </text:span><text:span text:style-name="Emphasis"><text:span text:style-name="T4">deception: [[1d20+@{charisma}]]</text:span></text:span><text:line-break/><text:line-break/><text:span text:style-name="Emphasis"><text:span text:style-name="T4">Insight</text:span></text:span><text:line-break/><text:span text:style-name="T1">1d20+Intelligence</text:span><text:line-break/><text:span text:style-name="T1">roll20:</text:span><text:span text:style-name="Emphasis"><text:span text:style-name="T5"> </text:span></text:span><text:span text:style-name="Emphasis"><text:span text:style-name="T4">insight [[1d20+@{intelligence}]]<text:line-break/><text:line-break/></text:span></text:span><text:span text:style-name="T1">Perceive-stealth</text:span><text:line-break/><text:span text:style-name="T1">1d20+intelligence</text:span><text:line-break/><text:span text:style-name="T1">roll20:</text:span><text:span text:style-name="Emphasis"><text:span text:style-name="T4">Perceive / stealth: </text:span></text:span><text:line-break/><text:span text:style-name="Emphasis"><text:span text:style-name="T4">[[1d20+@{intelligence}]]</text:span></text:span><text:line-break/><text:line-break/><text:span text:style-name="T1">Memory</text:span><text:line-break/><text:span text:style-name="T1">1d20+knowledge</text:span><text:line-break/><text:soft-page-break/><text:span text:style-name="T1">roll20: </text:span><text:span text:style-name="Emphasis"><text:span text:style-name="T4">memory: [[1d20+@{knowledge}-@{active_spells}]]</text:span></text:span><text:line-break/><text:line-break/><text:span text:style-name="T1">Attack-spell</text:span><text:line-break/><text:span text:style-name="T1">1d20+spellpower-active_spells</text:span><text:line-break/><text:span text:style-name="T1">roll20:</text:span><text:span text:style-name="Emphasis"><text:span text:style-name="T4">spell attack; [[1d20+@{spellpower}-@{active_spells}]]</text:span></text:span><text:line-break/><text:line-break/><text:span text:style-name="T1">heal</text:span><text:line-break/><text:span text:style-name="T1">heal+spellpower-active_spells</text:span><text:line-break/><text:span text:style-name="T1">roll20:</text:span><text:span text:style-name="Emphasis"><text:span text:style-name="T4">healing: [[@{heal}+@{spellpower}-@{active_spells}]]</text:span></text:span><text:line-break/><text:line-break/><text:span text:style-name="T1">ranged attack</text:span><text:line-break/><text:span text:style-name="T1">1/2quick+1d20</text:span><text:line-break/><text:span text:style-name="T1">roll20</text:span><text:span text:style-name="Emphasis"><text:span text:style-name="T4">:Ranged: [[@{quick}/2+1d20]]</text:span></text:span><text:line-break/><text:line-break/><text:span text:style-name="T1">Damage</text:span><text:line-break/><text:span text:style-name="T1">melee / range: weapon+physical</text:span><text:line-break/><text:span text:style-name="T1">spells: spellpower-active spells</text:span><text:line-break/><text:span text:style-name="T1">roll20: </text:span><text:span text:style-name="Emphasis"><text:span text:style-name="T4">Melee / Ranged: [[@{weapon}+@{physical}]]<text:line-break/>Spells [[@{spellpower}-@{active_spells}]]</text:span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0:47:50.687000000</meta:creation-date>
    <dc:date>2017-10-18T13:12:02.561000000</dc:date>
    <meta:editing-duration>PT1M59S</meta:editing-duration>
    <meta:editing-cycles>9</meta:editing-cycles>
    <meta:generator>LibreOffice/5.4.1.2$Windows_X86_64 LibreOffice_project/ea7cb86e6eeb2bf3a5af73a8f7777ac570321527</meta:generator>
    <meta:document-statistic meta:table-count="0" meta:image-count="0" meta:object-count="0" meta:page-count="5" meta:paragraph-count="16" meta:word-count="1243" meta:character-count="7657" meta:non-whitespace-character-count="6385"/>
  </office:meta>
</office:document-meta>
</file>